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e1e8" officeooo:paragraph-rsid="0007e1e8"/>
    </style:style>
    <style:style style:name="P2" style:family="paragraph" style:parent-style-name="Standard">
      <style:text-properties officeooo:paragraph-rsid="0007e1e8"/>
    </style:style>
    <style:style style:name="T1" style:family="text">
      <style:text-properties officeooo:rsid="0007e1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GAS TGL 9 6 2021</text:p>
      <text:p text:style-name="P1">BIKIN FORM</text:p>
      <text:p text:style-name="P2"><text:span text:style-name="T1">DI KLIK SUBMIT KELUAR ISI FORM DAN TAMPILANNYA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21:39:17.228066864</meta:creation-date>
    <dc:date>2021-06-09T21:41:28.487303134</dc:date>
    <meta:editing-duration>PT2M12S</meta:editing-duration>
    <meta:editing-cycles>1</meta:editing-cycles>
    <meta:document-statistic meta:table-count="0" meta:image-count="0" meta:object-count="0" meta:page-count="1" meta:paragraph-count="3" meta:word-count="15" meta:character-count="74" meta:non-whitespace-character-count="62"/>
    <meta:generator>LibreOffice/6.4.6.2$Linux_X86_64 LibreOffice_project/40$Build-2</meta:generator>
  </office:meta>
</office:document-meta>
</file>